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ientCopyTool.copyToRealObject( T from , T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ientCopyTool.copy( T from , T to , Class &lt; ? &gt; from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nientCopyTool.copyValues( T from , T mock , Class &lt; ? &gt; classFro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nientCopyTool.copyToMock( T from , 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